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Spanish (Spain) - Corrected</text:p>
          </table:table-cell>
          <table:table-cell office:value-type="string" calcext:value-type="string">
            <text:p>English (Original)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Buscador de sonidos</text:p>
          </table:table-cell>
          <table:table-cell office:value-type="string" calcext:value-type="string">
            <text:p>Sound finder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Usar sonido predeterminado</text:p>
          </table:table-cell>
          <table:table-cell office:value-type="string" calcext:value-type="string">
            <text:p>Use default sound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Event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string" calcext:value-type="string">
            <text:p>Cita</text:p>
          </table:table-cell>
          <table:table-cell office:value-type="string" calcext:value-type="string">
            <text:p>Appointment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string" calcext:value-type="string">
            <text:p>Asunto:</text:p>
          </table:table-cell>
          <table:table-cell office:value-type="string" calcext:value-type="string">
            <text:p>Subject: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string" calcext:value-type="string">
            <text:p>Categoría:</text:p>
          </table:table-cell>
          <table:table-cell office:value-type="string" calcext:value-type="string">
            <text:p>Category: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string" calcext:value-type="string">
            <text:p>Hora de inicio:</text:p>
          </table:table-cell>
          <table:table-cell office:value-type="string" calcext:value-type="string">
            <text:p>Start time: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string" calcext:value-type="string">
            <text:p>Hora de fin:</text:p>
          </table:table-cell>
          <table:table-cell office:value-type="string" calcext:value-type="string">
            <text:p>End time: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string" calcext:value-type="string">
            <text:p>&amp;Recordatorio</text:p>
          </table:table-cell>
          <table:table-cell office:value-type="string" calcext:value-type="string">
            <text:p>&amp;Reminder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string" calcext:value-type="string">
            <text:p>Repetición de cita:</text:p>
          </table:table-cell>
          <table:table-cell office:value-type="string" calcext:value-type="string">
            <text:p>Appointment recurrence: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string" calcext:value-type="string">
            <text:p>Intervalo (días):</text:p>
          </table:table-cell>
          <table:table-cell office:value-type="string" calcext:value-type="string">
            <text:p>Interval (days):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Repetir hasta:</text:p>
          </table:table-cell>
          <table:table-cell office:value-type="string" calcext:value-type="string">
            <text:p>Repeat until: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string" calcext:value-type="string">
            <text:p>&amp;Evento de día completo</text:p>
          </table:table-cell>
          <table:table-cell office:value-type="string" calcext:value-type="string">
            <text:p>&amp;All day event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Notas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string" calcext:value-type="string">
            <text:p>Contacto</text:p>
          </table:table-cell>
          <table:table-cell office:value-type="string" calcext:value-type="string">
            <text:p>Contact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string" calcext:value-type="string">
            <text:p>Nombre:</text:p>
          </table:table-cell>
          <table:table-cell office:value-type="string" calcext:value-type="string">
            <text:p>Name: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string" calcext:value-type="string">
            <text:p>Título:</text:p>
          </table:table-cell>
          <table:table-cell office:value-type="string" calcext:value-type="string">
            <text:p>Title: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string" calcext:value-type="string">
            <text:p>Dirección:</text:p>
          </table:table-cell>
          <table:table-cell office:value-type="string" calcext:value-type="string">
            <text:p>Address: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string" calcext:value-type="string">
            <text:p>Ciudad:</text:p>
          </table:table-cell>
          <table:table-cell office:value-type="string" calcext:value-type="string">
            <text:p>Address 2: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string" calcext:value-type="string">
            <text:p>Provincia:</text:p>
          </table:table-cell>
          <table:table-cell office:value-type="string" calcext:value-type="string">
            <text:p>Address 3: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País:</text:p>
          </table:table-cell>
          <table:table-cell office:value-type="string" calcext:value-type="string">
            <text:p>Country: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Código postal:</text:p>
          </table:table-cell>
          <table:table-cell office:value-type="string" calcext:value-type="string">
            <text:p>Postal code: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Empresa:</text:p>
          </table:table-cell>
          <table:table-cell office:value-type="string" calcext:value-type="string">
            <text:p>Company: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string" calcext:value-type="string">
            <text:p>Cargo:</text:p>
          </table:table-cell>
          <table:table-cell office:value-type="string" calcext:value-type="string">
            <text:p>Position: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Vista previa</text:p>
          </table:table-cell>
          <table:table-cell office:value-type="string" calcext:value-type="string">
            <text:p>Print preview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string" calcext:value-type="string">
            <text:p>Tarea</text:p>
          </table:table-cell>
          <table:table-cell office:value-type="string" calcext:value-type="string">
            <text:p>Task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string" calcext:value-type="string">
            <text:p>Fecha de vencimiento:</text:p>
          </table:table-cell>
          <table:table-cell office:value-type="string" calcext:value-type="string">
            <text:p>Due date: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string" calcext:value-type="string">
            <text:p>Detalles:</text:p>
          </table:table-cell>
          <table:table-cell office:value-type="string" calcext:value-type="string">
            <text:p>Details: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string" calcext:value-type="string">
            <text:p>Tarea completada</text:p>
          </table:table-cell>
          <table:table-cell office:value-type="string" calcext:value-type="string">
            <text:p>Task complete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string" calcext:value-type="string">
            <text:p>Días de retraso</text:p>
          </table:table-cell>
          <table:table-cell office:value-type="string" calcext:value-type="string">
            <text:p>Days overdue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string" calcext:value-type="string">
            <text:p>Creado el</text:p>
          </table:table-cell>
          <table:table-cell office:value-type="string" calcext:value-type="string">
            <text:p>Created on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string" calcext:value-type="string">
            <text:p>Completado el</text:p>
          </table:table-cell>
          <table:table-cell office:value-type="string" calcext:value-type="string">
            <text:p>Completed on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string" calcext:value-type="string">
            <text:p>Recordatorio</text:p>
          </table:table-cell>
          <table:table-cell office:value-type="string" calcext:value-type="string">
            <text:p>Reminder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string" calcext:value-type="string">
            <text:p>¡RETRASADO!</text:p>
          </table:table-cell>
          <table:table-cell office:value-type="string" calcext:value-type="string">
            <text:p>OVERDUE!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string" calcext:value-type="string">
            <text:p>Haga clic en &amp;Posponer para recordar de nuevo en:</text:p>
          </table:table-cell>
          <table:table-cell office:value-type="string" calcext:value-type="string">
            <text:p>Click &amp;Snooze to be reminded again in: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string" calcext:value-type="string">
            <text:p>Asunto:</text:p>
          </table:table-cell>
          <table:table-cell office:value-type="string" calcext:value-type="string">
            <text:p>Subject: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string" calcext:value-type="string">
            <text:p>Notas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string" calcext:value-type="string">
            <text:p>&amp;Descartar</text:p>
          </table:table-cell>
          <table:table-cell office:value-type="string" calcext:value-type="string">
            <text:p>&amp;Dismiss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string" calcext:value-type="string">
            <text:p>&amp;Posponer</text:p>
          </table:table-cell>
          <table:table-cell office:value-type="string" calcext:value-type="string">
            <text:p>&amp;Snooze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string" calcext:value-type="string">
            <text:p>&amp;Abrir elemento</text:p>
          </table:table-cell>
          <table:table-cell office:value-type="string" calcext:value-type="string">
            <text:p>&amp;Open item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string" calcext:value-type="string">
            <text:p>5 minutos</text:p>
          </table:table-cell>
          <table:table-cell office:value-type="string" calcext:value-type="string">
            <text:p>5 minutes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string" calcext:value-type="string">
            <text:p>10 minutos</text:p>
          </table:table-cell>
          <table:table-cell office:value-type="string" calcext:value-type="string">
            <text:p>10 minutes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15 minutos</text:p>
          </table:table-cell>
          <table:table-cell office:value-type="string" calcext:value-type="string">
            <text:p>15 minutes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string" calcext:value-type="string">
            <text:p>30 minutos</text:p>
          </table:table-cell>
          <table:table-cell office:value-type="string" calcext:value-type="string">
            <text:p>30 minutes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45 minutos</text:p>
          </table:table-cell>
          <table:table-cell office:value-type="string" calcext:value-type="string">
            <text:p>45 minutes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string" calcext:value-type="string">
            <text:p>1 hora</text:p>
          </table:table-cell>
          <table:table-cell office:value-type="string" calcext:value-type="string">
            <text:p>1 hour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string" calcext:value-type="string">
            <text:p>2 horas</text:p>
          </table:table-cell>
          <table:table-cell office:value-type="string" calcext:value-type="string">
            <text:p>2 hours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string" calcext:value-type="string">
            <text:p>3 horas</text:p>
          </table:table-cell>
          <table:table-cell office:value-type="string" calcext:value-type="string">
            <text:p>3 hours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string" calcext:value-type="string">
            <text:p>4 horas</text:p>
          </table:table-cell>
          <table:table-cell office:value-type="string" calcext:value-type="string">
            <text:p>4 hours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string" calcext:value-type="string">
            <text:p>5 horas</text:p>
          </table:table-cell>
          <table:table-cell office:value-type="string" calcext:value-type="string">
            <text:p>5 hours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string" calcext:value-type="string">
            <text:p>6 horas</text:p>
          </table:table-cell>
          <table:table-cell office:value-type="string" calcext:value-type="string">
            <text:p>6 hours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string" calcext:value-type="string">
            <text:p>7 horas</text:p>
          </table:table-cell>
          <table:table-cell office:value-type="string" calcext:value-type="string">
            <text:p>7 hours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string" calcext:value-type="string">
            <text:p>8 horas</text:p>
          </table:table-cell>
          <table:table-cell office:value-type="string" calcext:value-type="string">
            <text:p>8 hours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string" calcext:value-type="string">
            <text:p>1 día</text:p>
          </table:table-cell>
          <table:table-cell office:value-type="string" calcext:value-type="string">
            <text:p>1 day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string" calcext:value-type="string">
            <text:p>2 días</text:p>
          </table:table-cell>
          <table:table-cell office:value-type="string" calcext:value-type="string">
            <text:p>2 days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string" calcext:value-type="string">
            <text:p>3 días</text:p>
          </table:table-cell>
          <table:table-cell office:value-type="string" calcext:value-type="string">
            <text:p>3 days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string" calcext:value-type="string">
            <text:p>4 días</text:p>
          </table:table-cell>
          <table:table-cell office:value-type="string" calcext:value-type="string">
            <text:p>4 days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string" calcext:value-type="string">
            <text:p>5 días</text:p>
          </table:table-cell>
          <table:table-cell office:value-type="string" calcext:value-type="string">
            <text:p>5 days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string" calcext:value-type="string">
            <text:p>6 días</text:p>
          </table:table-cell>
          <table:table-cell office:value-type="string" calcext:value-type="string">
            <text:p>6 days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string" calcext:value-type="string">
            <text:p>1 semana</text:p>
          </table:table-cell>
          <table:table-cell office:value-type="string" calcext:value-type="string">
            <text:p>1 week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string" calcext:value-type="string">
            <text:p>Mes anterior</text:p>
          </table:table-cell>
          <table:table-cell office:value-type="string" calcext:value-type="string">
            <text:p>Previous month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Mes siguiente</text:p>
          </table:table-cell>
          <table:table-cell office:value-type="string" calcext:value-type="string">
            <text:p>Next month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string" calcext:value-type="string">
            <text:p>Año anterior</text:p>
          </table:table-cell>
          <table:table-cell office:value-type="string" calcext:value-type="string">
            <text:p>Previous year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string" calcext:value-type="string">
            <text:p>Año siguiente</text:p>
          </table:table-cell>
          <table:table-cell office:value-type="string" calcext:value-type="string">
            <text:p>Next year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string" calcext:value-type="string">
            <text:p>Hoy</text:p>
          </table:table-cell>
          <table:table-cell office:value-type="string" calcext:value-type="string">
            <text:p>Today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string" calcext:value-type="string">
            <text:p>Revertir</text:p>
          </table:table-cell>
          <table:table-cell office:value-type="string" calcext:value-type="string">
            <text:p>Revert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string" calcext:value-type="string">
            <text:p>Hoy</text:p>
          </table:table-cell>
          <table:table-cell office:value-type="string" calcext:value-type="string">
            <text:p>Today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string" calcext:value-type="string">
            <text:p>Mes siguiente</text:p>
          </table:table-cell>
          <table:table-cell office:value-type="string" calcext:value-type="string">
            <text:p>Next month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string" calcext:value-type="string">
            <text:p>Mes anterior</text:p>
          </table:table-cell>
          <table:table-cell office:value-type="string" calcext:value-type="string">
            <text:p>Previous month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string" calcext:value-type="string">
            <text:p>Año siguiente</text:p>
          </table:table-cell>
          <table:table-cell office:value-type="string" calcext:value-type="string">
            <text:p>Next year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string" calcext:value-type="string">
            <text:p>Año anterior</text:p>
          </table:table-cell>
          <table:table-cell office:value-type="string" calcext:value-type="string">
            <text:p>Previous year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string" calcext:value-type="string">
            <text:p>Revertir</text:p>
          </table:table-cell>
          <table:table-cell office:value-type="string" calcext:value-type="string">
            <text:p>Revert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string" calcext:value-type="string">
            <text:p>¡No se puede abrir WININET! ¡Se requiere Microsoft IE!</text:p>
          </table:table-cell>
          <table:table-cell office:value-type="string" calcext:value-type="string">
            <text:p>Cannot open WININET! Microsoft IE required!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string" calcext:value-type="string">
            <text:p>¡No se puede abrir el archivo!</text:p>
          </table:table-cell>
          <table:table-cell office:value-type="string" calcext:value-type="string">
            <text:p>Unable to open file!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string" calcext:value-type="string">
            <text:p>¡Archivo %s no encontrado!</text:p>
          </table:table-cell>
          <table:table-cell office:value-type="string" calcext:value-type="string">
            <text:p>File %s could not be found!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string" calcext:value-type="string">
            <text:p>¡No se puede asignar memoria para fuente XML!</text:p>
          </table:table-cell>
          <table:table-cell office:value-type="string" calcext:value-type="string">
            <text:p>Unable to allocate memory for XML source!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string" calcext:value-type="string">
            <text:p>¡Error al leer petición HTTP!</text:p>
          </table:table-cell>
          <table:table-cell office:value-type="string" calcext:value-type="string">
            <text:p>HTTP read request failed!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string" calcext:value-type="string">
            <text:p>¡Datos HTTP no disponibles!</text:p>
          </table:table-cell>
          <table:table-cell office:value-type="string" calcext:value-type="string">
            <text:p>HTTP data not available!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string" calcext:value-type="string">
            <text:p>¡No se puede enviar petición HTTP!</text:p>
          </table:table-cell>
          <table:table-cell office:value-type="string" calcext:value-type="string">
            <text:p>Unable to send HTTP request!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string" calcext:value-type="string">
            <text:p>¡No se puede abrir petición HTTP!</text:p>
          </table:table-cell>
          <table:table-cell office:value-type="string" calcext:value-type="string">
            <text:p>Unable to open HTTP request!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string" calcext:value-type="string">
            <text:p>¡No se puede establecer conexión a Internet!</text:p>
          </table:table-cell>
          <table:table-cell office:value-type="string" calcext:value-type="string">
            <text:p>Unable to make Internet connection!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string" calcext:value-type="string">
            <text:p>¡No se puede abrir Internet!</text:p>
          </table:table-cell>
          <table:table-cell office:value-type="string" calcext:value-type="string">
            <text:p>Unable to open Internet!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string" calcext:value-type="string">
            <text:p>¡Ubicación FTP inválida!</text:p>
          </table:table-cell>
          <table:table-cell office:value-type="string" calcext:value-type="string">
            <text:p>Invalid FTP location!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string" calcext:value-type="string">
            <text:p>¡Directorio FTP inválido!</text:p>
          </table:table-cell>
          <table:table-cell office:value-type="string" calcext:value-type="string">
            <text:p>Invalid FTP directory!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string" calcext:value-type="string">
            <text:p>¡Error al leer petición FTP!</text:p>
          </table:table-cell>
          <table:table-cell office:value-type="string" calcext:value-type="string">
            <text:p>FTP read request failed!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string" calcext:value-type="string">
            <text:p>¡Datos FTP no disponibles!</text:p>
          </table:table-cell>
          <table:table-cell office:value-type="string" calcext:value-type="string">
            <text:p>FTP data not available!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string" calcext:value-type="string">
            <text:p>¡No se puede abrir archivo FTP!</text:p>
          </table:table-cell>
          <table:table-cell office:value-type="string" calcext:value-type="string">
            <text:p>Unable to open FTP file!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string" calcext:value-type="string">
            <text:p>¡No se pudo guardar el archivo vía FTP en %s!</text:p>
          </table:table-cell>
          <table:table-cell office:value-type="string" calcext:value-type="string">
            <text:p>Could not save file via FTP to %s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string" calcext:value-type="string">
            <text:p>¡No se puede cargar fuente!</text:p>
          </table:table-cell>
          <table:table-cell office:value-type="string" calcext:value-type="string">
            <text:p>Unable to load source!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string" calcext:value-type="string">
            <text:p>¡Puntero de memoria inválido!</text:p>
          </table:table-cell>
          <table:table-cell office:value-type="string" calcext:value-type="string">
            <text:p>Invalid memory pointer!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string" calcext:value-type="string">
            <text:p>Línea: %d Col: %d Error: %s</text:p>
          </table:table-cell>
          <table:table-cell office:value-type="string" calcext:value-type="string">
            <text:p>Line: %d Col: %d Error: %s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string" calcext:value-type="string">
            <text:p>¡ÍNDICE DE ERROR FUERA DE LÍMITES!</text:p>
          </table:table-cell>
          <table:table-cell office:value-type="string" calcext:value-type="string">
            <text:p>ERROR INDEX OUT OF BOUNDS!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string" calcext:value-type="string">
            <text:p>Se esperaba declaración de marcado, pero se encontró:</text:p>
          </table:table-cell>
          <table:table-cell office:value-type="string" calcext:value-type="string">
            <text:p>Expected markup declaration, but found: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string" calcext:value-type="string">
            <text:p>Tipo de atributo ilegal:</text:p>
          </table:table-cell>
          <table:table-cell office:value-type="string" calcext:value-type="string">
            <text:p>Illegal attribute type: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string" calcext:value-type="string">
            <text:p>Palabra clave ilegal para valor prefijado de atributo:</text:p>
          </table:table-cell>
          <table:table-cell office:value-type="string" calcext:value-type="string">
            <text:p>Illegal keyword for attribute default value: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string" calcext:value-type="string">
            <text:p>¡Falta identificador de sistema!</text:p>
          </table:table-cell>
          <table:table-cell office:value-type="string" calcext:value-type="string">
            <text:p>System identifier missing!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string" calcext:value-type="string">
            <text:p>Falta modificador externo:</text:p>
          </table:table-cell>
          <table:table-cell office:value-type="string" calcext:value-type="string">
            <text:p>External modifier missing: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string" calcext:value-type="string">
            <text:p>La sección condicional debe comenzar con INCLUIR o IGNORAR</text:p>
          </table:table-cell>
          <table:table-cell office:value-type="string" calcext:value-type="string">
            <text:p>Conditional section must begin with INCLUDE or IGNORE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Separador incorrecto en modelo de contenido:</text:p>
          </table:table-cell>
          <table:table-cell office:value-type="string" calcext:value-type="string">
            <text:p>Bad separator in content model: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string" calcext:value-type="string">
            <text:p>¡Se esperaba comentario o sección CDATA!</text:p>
          </table:table-cell>
          <table:table-cell office:value-type="string" calcext:value-type="string">
            <text:p>Expected comment or CDATA section!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string" calcext:value-type="string">
            <text:p>¡Fin de archivo inesperado!</text:p>
          </table:table-cell>
          <table:table-cell office:value-type="string" calcext:value-type="string">
            <text:p>Unexpected end of file!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Etiqueta de cierre no coincidente:</text:p>
          </table:table-cell>
          <table:table-cell office:value-type="string" calcext:value-type="string">
            <text:p>Mismatched end tag: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string" calcext:value-type="string">
            <text:p>¡Carácter ilegal en referencia!</text:p>
          </table:table-cell>
          <table:table-cell office:value-type="string" calcext:value-type="string">
            <text:p>Illegal character in reference!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string" calcext:value-type="string">
            <text:p>Referencia a entidad no declarada:</text:p>
          </table:table-cell>
          <table:table-cell office:value-type="string" calcext:value-type="string">
            <text:p>Reference to undeclared entity: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string" calcext:value-type="string">
            <text:p>Cadena esperada:</text:p>
          </table:table-cell>
          <table:table-cell office:value-type="string" calcext:value-type="string">
            <text:p>Expected String: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string" calcext:value-type="string">
            <text:p>¡Se esperaba espacio en byte!</text:p>
          </table:table-cell>
          <table:table-cell office:value-type="string" calcext:value-type="string">
            <text:p>Whitespace expected at byte!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string" calcext:value-type="string">
            <text:p>Fin de entrada buscando delimitador:</text:p>
          </table:table-cell>
          <table:table-cell office:value-type="string" calcext:value-type="string">
            <text:p>End of input while looking for delimiter: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string" calcext:value-type="string">
            <text:p>Se esperaba " o '</text:p>
          </table:table-cell>
          <table:table-cell office:value-type="string" calcext:value-type="string">
            <text:p>Expected " or '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string" calcext:value-type="string">
            <text:p>XMLPartner no soporta especificación XML superior a %s</text:p>
          </table:table-cell>
          <table:table-cell office:value-type="string" calcext:value-type="string">
            <text:p>XMLPartner does not support XML specification greater than %s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¡No se puede crear flujo para entrada!</text:p>
          </table:table-cell>
          <table:table-cell office:value-type="string" calcext:value-type="string">
            <text:p>Unable to create stream for input!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string" calcext:value-type="string">
            <text:p>Nombre XML inválido:</text:p>
          </table:table-cell>
          <table:table-cell office:value-type="string" calcext:value-type="string">
            <text:p>Invalid XML name: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string" calcext:value-type="string">
            <text:p>¡Texto de comentario inválido!</text:p>
          </table:table-cell>
          <table:table-cell office:value-type="string" calcext:value-type="string">
            <text:p>Invalid comment text!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string" calcext:value-type="string">
            <text:p>¡El documento no puede comenzar con comentario si también contiene declaración XML!</text:p>
          </table:table-cell>
          <table:table-cell office:value-type="string" calcext:value-type="string">
            <text:p>Document cannot start with a comment if it also contains an XML declaration!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string" calcext:value-type="string">
            <text:p>¡Caracteres inválidos en sección CDATA!</text:p>
          </table:table-cell>
          <table:table-cell office:value-type="string" calcext:value-type="string">
            <text:p>Invalid characters in CDATA section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string" calcext:value-type="string">
            <text:p>¡Los atributos no se pueden redefinir en etiqueta de apertura!</text:p>
          </table:table-cell>
          <table:table-cell office:value-type="string" calcext:value-type="string">
            <text:p>Attributes cannot be redefined in a start tag!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string" calcext:value-type="string">
            <text:p>Referencia circular a:</text:p>
          </table:table-cell>
          <table:table-cell office:value-type="string" calcext:value-type="string">
            <text:p>Circular reference to: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string" calcext:value-type="string">
            <text:p>Carácter inválido en valor de atributo:</text:p>
          </table:table-cell>
          <table:table-cell office:value-type="string" calcext:value-type="string">
            <text:p>Invalid character in attribute value: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string" calcext:value-type="string">
            <text:p>Caracteres inválidos en datos de carácter del elemento:</text:p>
          </table:table-cell>
          <table:table-cell office:value-type="string" calcext:value-type="string">
            <text:p>Invalid characters in element's character data: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¡Secciones condicionales no permitidas en subconjunto interno de declaración de tipo de documento!</text:p>
          </table:table-cell>
          <table:table-cell office:value-type="string" calcext:value-type="string">
            <text:p>Conditional sections not allowed in internal subset of document type declaration!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string" calcext:value-type="string">
            <text:p>Notación no declarada:</text:p>
          </table:table-cell>
          <table:table-cell office:value-type="string" calcext:value-type="string">
            <text:p>Notation not declared: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string" calcext:value-type="string">
            <text:p>Carácter inválido en ID público:</text:p>
          </table:table-cell>
          <table:table-cell office:value-type="string" calcext:value-type="string">
            <text:p>Invalid public id character: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string" calcext:value-type="string">
            <text:p>¡NDATA no permitido en declaración de entidad de parámetro!</text:p>
          </table:table-cell>
          <table:table-cell office:value-type="string" calcext:value-type="string">
            <text:p>NDATA not allowed in parameter entity declaration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string" calcext:value-type="string">
            <text:p>¡El valor independiente debe ser 'sí' o 'no'!</text:p>
          </table:table-cell>
          <table:table-cell office:value-type="string" calcext:value-type="string">
            <text:p>Stand alone value must equal 'yes' or 'no'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string" calcext:value-type="string">
            <text:p>Declaración de codificación inválida:</text:p>
          </table:table-cell>
          <table:table-cell office:value-type="string" calcext:value-type="string">
            <text:p>Invalid encoding declaration: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string" calcext:value-type="string">
            <text:p>Número de versión XML inválido:</text:p>
          </table:table-cell>
          <table:table-cell office:value-type="string" calcext:value-type="string">
            <text:p>Invalid XML version number: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string" calcext:value-type="string">
            <text:p>Carácter inválido en valor de entidad:</text:p>
          </table:table-cell>
          <table:table-cell office:value-type="string" calcext:value-type="string">
            <text:p>Invalid character in entity value: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string" calcext:value-type="string">
            <text:p>¡Los comentarios no pueden colocarse dentro de otro marcado!</text:p>
          </table:table-cell>
          <table:table-cell office:value-type="string" calcext:value-type="string">
            <text:p>Comments cannot be placed within other markup!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string" calcext:value-type="string">
            <text:p>¡Hay datos inválidos después de documento XML válido!</text:p>
          </table:table-cell>
          <table:table-cell office:value-type="string" calcext:value-type="string">
            <text:p>There is invalid data after valid XML document!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string" calcext:value-type="string">
            <text:p>¡La declaración XML debe aparecer antes del primer elemento!</text:p>
          </table:table-cell>
          <table:table-cell office:value-type="string" calcext:value-type="string">
            <text:p>The XML declaration must appear before the first element!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string" calcext:value-type="string">
            <text:p>Nombre de elemento inválido:</text:p>
          </table:table-cell>
          <table:table-cell office:value-type="string" calcext:value-type="string">
            <text:p>Invalid element name: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string" calcext:value-type="string">
            <text:p>El texto de entidad de parámetro debe estar correctamente anidado:</text:p>
          </table:table-cell>
          <table:table-cell office:value-type="string" calcext:value-type="string">
            <text:p>Parameter-entity text must be properly nested: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string" calcext:value-type="string">
            <text:p>¡Codificación de caracteres inválida especificada!</text:p>
          </table:table-cell>
          <table:table-cell office:value-type="string" calcext:value-type="string">
            <text:p>Invalid character encoding specified!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string" calcext:value-type="string">
            <text:p>¡El atributo %s del elemento %s no tiene valor entero!</text:p>
          </table:table-cell>
          <table:table-cell office:value-type="string" calcext:value-type="string">
            <text:p>Attribute %s of element %s does not have an integer value!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string" calcext:value-type="string">
            <text:p>Especificador de eje desconocido: %s</text:p>
          </table:table-cell>
          <table:table-cell office:value-type="string" calcext:value-type="string">
            <text:p>Unknown axis specifier: %s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string" calcext:value-type="string">
            <text:p>¡Carácter XML inválido encontrado!</text:p>
          </table:table-cell>
          <table:table-cell office:value-type="string" calcext:value-type="string">
            <text:p>Invalid XML Character found!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string" calcext:value-type="string">
            <text:p>¡Codificación de caracteres UTF-16 (big-endian) inválida!</text:p>
          </table:table-cell>
          <table:table-cell office:value-type="string" calcext:value-type="string">
            <text:p>Invalid (big-endian) UTF-16 character encoding!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string" calcext:value-type="string">
            <text:p>¡Codificación de caracteres UTF-16 (little-endian) inválida!</text:p>
          </table:table-cell>
          <table:table-cell office:value-type="string" calcext:value-type="string">
            <text:p>Invalid (little-endian) UTF-16 character encoding!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string" calcext:value-type="string">
            <text:p>¡Carácter UTF-8 mal formado en flujo!</text:p>
          </table:table-cell>
          <table:table-cell office:value-type="string" calcext:value-type="string">
            <text:p>Badly formed UTF-8 character in stream!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string" calcext:value-type="string">
            <text:p>¡Fin inesperado de flujo de documento!</text:p>
          </table:table-cell>
          <table:table-cell office:value-type="string" calcext:value-type="string">
            <text:p>Unexpected end of document stream!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string" calcext:value-type="string">
            <text:p>¡No se puede convertir carácter UCS-4 a ISO-8859-1!</text:p>
          </table:table-cell>
          <table:table-cell office:value-type="string" calcext:value-type="string">
            <text:p>Cannot convert UCS-4 character to ISO-8859-1!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string" calcext:value-type="string">
            <text:p>¡No se puede convertir carácter UCS-4 a UTF-16!</text:p>
          </table:table-cell>
          <table:table-cell office:value-type="string" calcext:value-type="string">
            <text:p>Cannot convert UCS-4 character to UTF-16!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string" calcext:value-type="string">
            <text:p>¡No se puede convertir carácter UCS-4 a UTF-8!</text:p>
          </table:table-cell>
          <table:table-cell office:value-type="string" calcext:value-type="string">
            <text:p>Cannot convert UCS-4 character to UTF-8!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string" calcext:value-type="string">
            <text:p>¡Fuera de rango!</text:p>
          </table:table-cell>
          <table:table-cell office:value-type="string" calcext:value-type="string">
            <text:p>Out of range!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string" calcext:value-type="string">
            <text:p>¡No soportado!</text:p>
          </table:table-cell>
          <table:table-cell office:value-type="string" calcext:value-type="string">
            <text:p>not supported!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string" calcext:value-type="string">
            <text:p>¡Por favor proporcione un nombre de elemento!</text:p>
          </table:table-cell>
          <table:table-cell office:value-type="string" calcext:value-type="string">
            <text:p>Please supply an element name!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string" calcext:value-type="string">
            <text:p>¡El nombre de formato no puede estar en blanco!</text:p>
          </table:table-cell>
          <table:table-cell office:value-type="string" calcext:value-type="string">
            <text:p>Format name cannot be blank!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string" calcext:value-type="string">
            <text:p>¡El controlador de impresión no pertenece a un TVpControlLink!</text:p>
          </table:table-cell>
          <table:table-cell office:value-type="string" calcext:value-type="string">
            <text:p>Print controller is not owned by a TVpControlLink!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string" calcext:value-type="string">
            <text:p>¡Formato de impresión inválido!</text:p>
          </table:table-cell>
          <table:table-cell office:value-type="string" calcext:value-type="string">
            <text:p>Invalid Print format!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string" calcext:value-type="string">
            <text:p>¡Tipo de elemento inválido!</text:p>
          </table:table-cell>
          <table:table-cell office:value-type="string" calcext:value-type="string">
            <text:p>Invalid item type!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string" calcext:value-type="string">
            <text:p>¡Medida inválida!</text:p>
          </table:table-cell>
          <table:table-cell office:value-type="string" calcext:value-type="string">
            <text:p>Invalid measurement!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string" calcext:value-type="string">
            <text:p>¡El propietario debe ser descendiente de TWinControl!</text:p>
          </table:table-cell>
          <table:table-cell office:value-type="string" calcext:value-type="string">
            <text:p>Owner must be a TWinControl descendent!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string" calcext:value-type="string">
            <text:p>¡El componente debe estar vinculado a un TVpControlLink!</text:p>
          </table:table-cell>
          <table:table-cell office:value-type="string" calcext:value-type="string">
            <text:p>Component must be linked to a TVpControlLink!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string" calcext:value-type="string">
            <text:p>¡No se han definido formatos de impresión!</text:p>
          </table:table-cell>
          <table:table-cell office:value-type="string" calcext:value-type="string">
            <text:p>No print formats have been defined!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string" calcext:value-type="string">
            <text:p>¡TCanvas no asignado!</text:p>
          </table:table-cell>
          <table:table-cell office:value-type="string" calcext:value-type="string">
            <text:p>TCanvas not assigned!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string" calcext:value-type="string">
            <text:p>¡Archivo de localización no encontrado!</text:p>
          </table:table-cell>
          <table:table-cell office:value-type="string" calcext:value-type="string">
            <text:p>Localisation file not found!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string" calcext:value-type="string">
            <text:p>Cita</text:p>
          </table:table-cell>
          <table:table-cell office:value-type="string" calcext:value-type="string">
            <text:p>Appointment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string" calcext:value-type="string">
            <text:p>Facturas recurrentes</text:p>
          </table:table-cell>
          <table:table-cell office:value-type="string" calcext:value-type="string">
            <text:p>Repeating invoices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string" calcext:value-type="string">
            <text:p>Cita de cliente</text:p>
          </table:table-cell>
          <table:table-cell office:value-type="string" calcext:value-type="string">
            <text:p>Debtor appointment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string" calcext:value-type="string">
            <text:p>Cita de proveedor</text:p>
          </table:table-cell>
          <table:table-cell office:value-type="string" calcext:value-type="string">
            <text:p>Creditor appointment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string" calcext:value-type="string">
            <text:p>Categoría 4</text:p>
          </table:table-cell>
          <table:table-cell office:value-type="string" calcext:value-type="string">
            <text:p>Category 4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string" calcext:value-type="string">
            <text:p>Categoría 5</text:p>
          </table:table-cell>
          <table:table-cell office:value-type="string" calcext:value-type="string">
            <text:p>Category 5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string" calcext:value-type="string">
            <text:p>Categoría 6</text:p>
          </table:table-cell>
          <table:table-cell office:value-type="string" calcext:value-type="string">
            <text:p>Category 6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string" calcext:value-type="string">
            <text:p>Categoría 7</text:p>
          </table:table-cell>
          <table:table-cell office:value-type="string" calcext:value-type="string">
            <text:p>Category 7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string" calcext:value-type="string">
            <text:p>Categoría 8</text:p>
          </table:table-cell>
          <table:table-cell office:value-type="string" calcext:value-type="string">
            <text:p>Category 8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string" calcext:value-type="string">
            <text:p>Categoría 9</text:p>
          </table:table-cell>
          <table:table-cell office:value-type="string" calcext:value-type="string">
            <text:p>Category 9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string" calcext:value-type="string">
            <text:p>Editar formatos de impresión...</text:p>
          </table:table-cell>
          <table:table-cell office:value-type="string" calcext:value-type="string">
            <text:p>Edit print formats...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string" calcext:value-type="string">
            <text:p>¡No se han definido recursos! ¿Desea añadir uno ahora?</text:p>
          </table:table-cell>
          <table:table-cell office:value-type="string" calcext:value-type="string">
            <text:p>No resources have been defined! Would you like to add one now?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string" calcext:value-type="string">
            <text:p>¡No se ha seleccionado ningún recurso! ¿Desea seleccionar uno ahora?</text:p>
          </table:table-cell>
          <table:table-cell office:value-type="string" calcext:value-type="string">
            <text:p>No resource has been selected! Would you like to select one now?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string" calcext:value-type="string">
            <text:p>Filtrar columna</text:p>
          </table:table-cell>
          <table:table-cell office:value-type="string" calcext:value-type="string">
            <text:p>Filter column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string" calcext:value-type="string">
            <text:p>Mostrar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string" calcext:value-type="string">
            <text:p>Reloj</text:p>
          </table:table-cell>
          <table:table-cell office:value-type="string" calcext:value-type="string">
            <text:p>Clock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2" office:value-type="string" calcext:value-type="string">
            <text:p>Agenda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string" calcext:value-type="string">
            <text:p>Tareas</text:p>
          </table:table-cell>
          <table:table-cell office:value-type="string" calcext:value-type="string">
            <text:p>Tasks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string" calcext:value-type="string">
            <text:p>Contactos</text:p>
          </table:table-cell>
          <table:table-cell office:value-type="string" calcext:value-type="string">
            <text:p>Contacts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string" calcext:value-type="string">
            <text:p>Eventos cargados</text:p>
          </table:table-cell>
          <table:table-cell office:value-type="string" calcext:value-type="string">
            <text:p>Loaded events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string" calcext:value-type="string">
            <text:p># Días a mostrar</text:p>
          </table:table-cell>
          <table:table-cell office:value-type="string" calcext:value-type="string">
            <text:p># Display days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string" calcext:value-type="string">
            <text:p>Calendario</text:p>
          </table:table-cell>
          <table:table-cell office:value-type="string" calcext:value-type="string">
            <text:p>Calendar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string" calcext:value-type="string">
            <text:p>¡Guarde primero esta factura recurrente! Al reabrirla podrá añadir clientes.</text:p>
          </table:table-cell>
          <table:table-cell office:value-type="string" calcext:value-type="string">
            <text:p>Please save this repeating invoice first! After reopening you can add clients to the invoice.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string" calcext:value-type="string">
            <text:p>¿Desea eliminar este %s?</text:p>
          </table:table-cell>
          <table:table-cell office:value-type="string" calcext:value-type="string">
            <text:p>Do you wish to delete this %s?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string" calcext:value-type="string">
            <text:p>¿Desea eliminar todos los %s?</text:p>
          </table:table-cell>
          <table:table-cell office:value-type="string" calcext:value-type="string">
            <text:p>Do you wish to delete all %s?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string" calcext:value-type="string">
            <text:p>Factura recurrente</text:p>
          </table:table-cell>
          <table:table-cell office:value-type="string" calcext:value-type="string">
            <text:p>Repeating invoice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string" calcext:value-type="string">
            <text:p>Fecha de factura</text:p>
          </table:table-cell>
          <table:table-cell office:value-type="string" calcext:value-type="string">
            <text:p>Invoice date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string" calcext:value-type="string">
            <text:p>Procesar todo</text:p>
          </table:table-cell>
          <table:table-cell office:value-type="string" calcext:value-type="string">
            <text:p>Process all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string" calcext:value-type="string">
            <text:p>Lista de procesos</text:p>
          </table:table-cell>
          <table:table-cell office:value-type="string" calcext:value-type="string">
            <text:p>Process list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string" calcext:value-type="string">
            <text:p>Procesar seleccionado</text:p>
          </table:table-cell>
          <table:table-cell office:value-type="string" calcext:value-type="string">
            <text:p>Process selected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string" calcext:value-type="string">
            <text:p>&amp;Nuevo</text:p>
          </table:table-cell>
          <table:table-cell office:value-type="string" calcext:value-type="string">
            <text:p>&amp;New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string" calcext:value-type="string">
            <text:p>&amp;Editar</text:p>
          </table:table-cell>
          <table:table-cell office:value-type="string" calcext:value-type="string">
            <text:p>&amp;Edit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string" calcext:value-type="string">
            <text:p>&amp;Principal</text:p>
          </table:table-cell>
          <table:table-cell office:value-type="string" calcext:value-type="string">
            <text:p>&amp;Main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string" calcext:value-type="string">
            <text:p>&amp;Teléfono</text:p>
          </table:table-cell>
          <table:table-cell office:value-type="string" calcext:value-type="string">
            <text:p>&amp;Telephone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string" calcext:value-type="string">
            <text:p>&amp;Notas</text:p>
          </table:table-cell>
          <table:table-cell office:value-type="string" calcext:value-type="string">
            <text:p>&amp;Notes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string" calcext:value-type="string">
            <text:p>Importe pendiente</text:p>
          </table:table-cell>
          <table:table-cell office:value-type="string" calcext:value-type="string">
            <text:p>Due amount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string" calcext:value-type="string">
            <text:p>Documento(s) creado(s).</text:p>
          </table:table-cell>
          <table:table-cell office:value-type="string" calcext:value-type="string">
            <text:p>Document(s) created!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string" calcext:value-type="string">
            <text:p>¡La fecha de vencimiento es anterior a la fecha del documento!</text:p>
          </table:table-cell>
          <table:table-cell office:value-type="string" calcext:value-type="string">
            <text:p>Due date is lower then document date!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string" calcext:value-type="string">
            <text:p>Recibos automáticos</text:p>
          </table:table-cell>
          <table:table-cell office:value-type="string" calcext:value-type="string">
            <text:p>Automatic receipts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string" calcext:value-type="string">
            <text:p>Introduzca un nombre para la empresa</text:p>
          </table:table-cell>
          <table:table-cell office:value-type="string" calcext:value-type="string">
            <text:p>Please enter a name for the Set of Books!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string" calcext:value-type="string">
            <text:p>Actualizar cuenta bancaria</text:p>
          </table:table-cell>
          <table:table-cell office:value-type="string" calcext:value-type="string">
            <text:p>Update bank account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string" calcext:value-type="string">
            <text:p>Buscar documento</text:p>
          </table:table-cell>
          <table:table-cell office:value-type="string" calcext:value-type="string">
            <text:p>Lookup document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string" calcext:value-type="string">
            <text:p>Buscar documento con importe</text:p>
          </table:table-cell>
          <table:table-cell office:value-type="string" calcext:value-type="string">
            <text:p>Lookup document with amount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string" calcext:value-type="string">
            <text:p>Buscar cliente</text:p>
          </table:table-cell>
          <table:table-cell office:value-type="string" calcext:value-type="string">
            <text:p>Lookup debtor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string" calcext:value-type="string">
            <text:p>Buscar proveedor</text:p>
          </table:table-cell>
          <table:table-cell office:value-type="string" calcext:value-type="string">
            <text:p>Lookup creditor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string" calcext:value-type="string">
            <text:p>¡Ya existe una cuenta bancaria! ¿Desea actualizarla?</text:p>
          </table:table-cell>
          <table:table-cell office:value-type="string" calcext:value-type="string">
            <text:p>There was already a bank account found! Do you wish to update this?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string" calcext:value-type="string">
            <text:p>Informar importes con</text:p>
          </table:table-cell>
          <table:table-cell office:value-type="string" calcext:value-type="string">
            <text:p>Report amounts with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string" calcext:value-type="string">
            <text:p>Almacenamiento de datos</text:p>
          </table:table-cell>
          <table:table-cell office:value-type="string" calcext:value-type="string">
            <text:p>Data storage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string" calcext:value-type="string">
            <text:p>Velocidad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string" calcext:value-type="string">
            <text:p>Ajustes especiales</text:p>
          </table:table-cell>
          <table:table-cell office:value-type="string" calcext:value-type="string">
            <text:p>Special settings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string" calcext:value-type="string">
            <text:p>Decimales en informes</text:p>
          </table:table-cell>
          <table:table-cell office:value-type="string" calcext:value-type="string">
            <text:p>Reporting decimals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string" calcext:value-type="string">
            <text:p>Mayores de elementos abiertos</text:p>
          </table:table-cell>
          <table:table-cell office:value-type="string" calcext:value-type="string">
            <text:p>Open item ledgers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string" calcext:value-type="string">
            <text:p>No usar Reportman</text:p>
          </table:table-cell>
          <table:table-cell office:value-type="string" calcext:value-type="string">
            <text:p>Do not use Reportman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string" calcext:value-type="string">
            <text:p>Números reales</text:p>
          </table:table-cell>
          <table:table-cell office:value-type="string" calcext:value-type="string">
            <text:p>Real numbers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string" calcext:value-type="string">
            <text:p>Decimales fijos</text:p>
          </table:table-cell>
          <table:table-cell office:value-type="string" calcext:value-type="string">
            <text:p>Fixed decimals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string" calcext:value-type="string">
            <text:p>&lt;&gt; para Crédito</text:p>
          </table:table-cell>
          <table:table-cell office:value-type="string" calcext:value-type="string">
            <text:p>&lt;&gt; for Credit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string" calcext:value-type="string">
            <text:p>+/- para Débito/Crédito</text:p>
          </table:table-cell>
          <table:table-cell office:value-type="string" calcext:value-type="string">
            <text:p>+/- for Debit/Credit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string" calcext:value-type="string">
            <text:p>D/C para Débito/Crédito</text:p>
          </table:table-cell>
          <table:table-cell office:value-type="string" calcext:value-type="string">
            <text:p>D/C for Debit/Credit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string" calcext:value-type="string">
            <text:p>Mostrar calendario</text:p>
          </table:table-cell>
          <table:table-cell office:value-type="string" calcext:value-type="string">
            <text:p>Show calandar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string" calcext:value-type="string">
            <text:p>No advertir no registrados</text:p>
          </table:table-cell>
          <table:table-cell office:value-type="string" calcext:value-type="string">
            <text:p>No warning unposted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string" calcext:value-type="string">
            <text:p>Usar fecha actual para informes</text:p>
          </table:table-cell>
          <table:table-cell office:value-type="string" calcext:value-type="string">
            <text:p>Use current date for reports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string" calcext:value-type="string">
            <text:p>Descripción adicional</text:p>
          </table:table-cell>
          <table:table-cell office:value-type="string" calcext:value-type="string">
            <text:p>Extra description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Lista de materiales</text:p>
          </table:table-cell>
          <table:table-cell office:value-type="string" calcext:value-type="string">
            <text:p>BOM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string" calcext:value-type="string">
            <text:p>Ventas (sin stock)</text:p>
          </table:table-cell>
          <table:table-cell office:value-type="string" calcext:value-type="string">
            <text:p>Sales (no stock)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string" calcext:value-type="string">
            <text:p>Compras (sin stock)</text:p>
          </table:table-cell>
          <table:table-cell office:value-type="string" calcext:value-type="string">
            <text:p>Purchase (no stock)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string" calcext:value-type="string">
            <text:p>Lista de materiales</text:p>
          </table:table-cell>
          <table:table-cell office:value-type="string" calcext:value-type="string">
            <text:p>BOM list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string" calcext:value-type="string">
            <text:p>Copiar de artículo</text:p>
          </table:table-cell>
          <table:table-cell office:value-type="string" calcext:value-type="string">
            <text:p>Copy from item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string" calcext:value-type="string">
            <text:p>No calcular lotes</text:p>
          </table:table-cell>
          <table:table-cell office:value-type="string" calcext:value-type="string">
            <text:p>Do not calculate batches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string" calcext:value-type="string">
            <text:p>Cantidad de documento</text:p>
          </table:table-cell>
          <table:table-cell office:value-type="string" calcext:value-type="string">
            <text:p>Document quantity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string" calcext:value-type="string">
            <text:p>Información de copia automática</text:p>
          </table:table-cell>
          <table:table-cell office:value-type="string" calcext:value-type="string">
            <text:p>Auto-copy info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string" calcext:value-type="string">
            <text:p>Usar cuenta predeterminada</text:p>
          </table:table-cell>
          <table:table-cell office:value-type="string" calcext:value-type="string">
            <text:p>Use default account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string" calcext:value-type="string">
            <text:p>Cuenta predeterminada</text:p>
          </table:table-cell>
          <table:table-cell office:value-type="string" calcext:value-type="string">
            <text:p>Default account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string" calcext:value-type="string">
            <text:p>Sin pedido pendiente</text:p>
          </table:table-cell>
          <table:table-cell office:value-type="string" calcext:value-type="string">
            <text:p>No backorder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string" calcext:value-type="string">
            <text:p>No se puede vender sin stock</text:p>
          </table:table-cell>
          <table:table-cell office:value-type="string" calcext:value-type="string">
            <text:p>Cannot sell out of stock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string" calcext:value-type="string">
            <text:p>Sin confirmación de impresión</text:p>
          </table:table-cell>
          <table:table-cell office:value-type="string" calcext:value-type="string">
            <text:p>No print confirmation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string" calcext:value-type="string">
            <text:p>Comprobar referencia usada</text:p>
          </table:table-cell>
          <table:table-cell office:value-type="string" calcext:value-type="string">
            <text:p>Check reference used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string" calcext:value-type="string">
            <text:p>¡No se pueden crear artículos!</text:p>
          </table:table-cell>
          <table:table-cell office:value-type="string" calcext:value-type="string">
            <text:p>Cannot create items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string" calcext:value-type="string">
            <text:p>Pantalla de consulta</text:p>
          </table:table-cell>
          <table:table-cell office:value-type="string" calcext:value-type="string">
            <text:p>Pole display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string" calcext:value-type="string">
            <text:p>Pantalla de consulta conectada</text:p>
          </table:table-cell>
          <table:table-cell office:value-type="string" calcext:value-type="string">
            <text:p>Pole display connected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string" calcext:value-type="string">
            <text:p>¿Puede ver esto?</text:p>
          </table:table-cell>
          <table:table-cell office:value-type="string" calcext:value-type="string">
            <text:p>Can you see this ??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string" calcext:value-type="string">
            <text:p>Pantalla TPV predeterminada</text:p>
          </table:table-cell>
          <table:table-cell office:value-type="string" calcext:value-type="string">
            <text:p>Default POS Pole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string" calcext:value-type="string">
            <text:p>Pantalla TPV 2x20 caracteres</text:p>
          </table:table-cell>
          <table:table-cell office:value-type="string" calcext:value-type="string">
            <text:p>2 X 20 chars POS Pole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string" calcext:value-type="string">
            <text:p>Plato de peso</text:p>
          </table:table-cell>
          <table:table-cell office:value-type="string" calcext:value-type="string">
            <text:p>Weight dish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string" calcext:value-type="string">
            <text:p>Plato de peso conectado</text:p>
          </table:table-cell>
          <table:table-cell office:value-type="string" calcext:value-type="string">
            <text:p>Weight dish connected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string" calcext:value-type="string">
            <text:p>Valor devuelto por plato de peso</text:p>
          </table:table-cell>
          <table:table-cell office:value-type="string" calcext:value-type="string">
            <text:p>Return value from weight dish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string" calcext:value-type="string">
            <text:p>Prueba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string" calcext:value-type="string">
            <text:p>Cambio rápido de vendedor</text:p>
          </table:table-cell>
          <table:table-cell office:value-type="string" calcext:value-type="string">
            <text:p>Fast switch salesperson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string" calcext:value-type="string">
            <text:p>Redondear importe final TPV</text:p>
          </table:table-cell>
          <table:table-cell office:value-type="string" calcext:value-type="string">
            <text:p>Round POS end amount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string" calcext:value-type="string">
            <text:p>Mostrar cantidad disponible</text:p>
          </table:table-cell>
          <table:table-cell office:value-type="string" calcext:value-type="string">
            <text:p>Show qty on hand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string" calcext:value-type="string">
            <text:p>Contraseña de descuento</text:p>
          </table:table-cell>
          <table:table-cell office:value-type="string" calcext:value-type="string">
            <text:p>Discount password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string" calcext:value-type="string">
            <text:p>Usar contraseña para descuento</text:p>
          </table:table-cell>
          <table:table-cell office:value-type="string" calcext:value-type="string">
            <text:p>Use password for discount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string" calcext:value-type="string">
            <text:p>Usar precio de venta del cliente</text:p>
          </table:table-cell>
          <table:table-cell office:value-type="string" calcext:value-type="string">
            <text:p>Use debtor selling price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string" calcext:value-type="string">
            <text:p>Cajón</text:p>
          </table:table-cell>
          <table:table-cell office:value-type="string" calcext:value-type="string">
            <text:p>Drawer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string" calcext:value-type="string">
            <text:p>¡Esto eliminará su registro actual y abrirá el formulario de registro! ¿Desea cancelar?</text:p>
          </table:table-cell>
          <table:table-cell office:value-type="string" calcext:value-type="string">
            <text:p>This will remove your current registration and open the enter registration form! Do you want to cancel?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string" calcext:value-type="string">
            <text:p>Imprimir códigos de barras</text:p>
          </table:table-cell>
          <table:table-cell office:value-type="string" calcext:value-type="string">
            <text:p>Print barcodes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string" calcext:value-type="string">
            <text:p>Cambiar cuenta</text:p>
          </table:table-cell>
          <table:table-cell office:value-type="string" calcext:value-type="string">
            <text:p>Change account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string" calcext:value-type="string">
            <text:p>Informes de copia de seguridad</text:p>
          </table:table-cell>
          <table:table-cell office:value-type="string" calcext:value-type="string">
            <text:p>Backup reports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string" calcext:value-type="string">
            <text:p>Generar directorios Reportman</text:p>
          </table:table-cell>
          <table:table-cell office:value-type="string" calcext:value-type="string">
            <text:p>Generate Reportman directories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string" calcext:value-type="string">
            <text:p>Desvincular transacción</text:p>
          </table:table-cell>
          <table:table-cell office:value-type="string" calcext:value-type="string">
            <text:p>Unlink transaction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string" calcext:value-type="string">
            <text:p>Recibir pago</text:p>
          </table:table-cell>
          <table:table-cell office:value-type="string" calcext:value-type="string">
            <text:p>Receive payment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string" calcext:value-type="string">
            <text:p>Reimprimir transacciones</text:p>
          </table:table-cell>
          <table:table-cell office:value-type="string" calcext:value-type="string">
            <text:p>Reprint transactions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string" calcext:value-type="string">
            <text:p>Introduzca importe a vincular</text:p>
          </table:table-cell>
          <table:table-cell office:value-type="string" calcext:value-type="string">
            <text:p>Enter amount to link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string" calcext:value-type="string">
            <text:p>*Suprimir elemento abierto</text:p>
          </table:table-cell>
          <table:table-cell office:value-type="string" calcext:value-type="string">
            <text:p>Suppress open item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string" calcext:value-type="string">
            <text:p>Recordar incluido</text:p>
          </table:table-cell>
          <table:table-cell office:value-type="string" calcext:value-type="string">
            <text:p>Remember inclusive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string" calcext:value-type="string">
            <text:p>Impreso</text:p>
          </table:table-cell>
          <table:table-cell office:value-type="string" calcext:value-type="string">
            <text:p>Printed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string" calcext:value-type="string">
            <text:p>Seleccionar directorio de copia de seguridad</text:p>
          </table:table-cell>
          <table:table-cell office:value-type="string" calcext:value-type="string">
            <text:p>Select backup directory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string" calcext:value-type="string">
            <text:p>Ejemplo</text:p>
          </table:table-cell>
          <table:table-cell office:value-type="string" calcext:value-type="string">
            <text:p>Sample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string" calcext:value-type="string">
            <text:p>Usar filtro</text:p>
          </table:table-cell>
          <table:table-cell office:value-type="string" calcext:value-type="string">
            <text:p>Use filter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string" calcext:value-type="string">
            <text:p>Identificación del servidor de correo saliente (SMTP)</text:p>
          </table:table-cell>
          <table:table-cell office:value-type="string" calcext:value-type="string">
            <text:p>Outgoing mail server identification (SMTP)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string" calcext:value-type="string">
            <text:p>Texto predeterminado</text:p>
          </table:table-cell>
          <table:table-cell office:value-type="string" calcext:value-type="string">
            <text:p>Default text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string" calcext:value-type="string">
            <text:p>Introduzca su lista</text:p>
          </table:table-cell>
          <table:table-cell office:value-type="string" calcext:value-type="string">
            <text:p>Please enter your list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string" calcext:value-type="string">
            <text:p>Su lista separada por comas</text:p>
          </table:table-cell>
          <table:table-cell office:value-type="string" calcext:value-type="string">
            <text:p>Your list with comma separation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string" calcext:value-type="string">
            <text:p>Seleccionar de la lista delimitada</text:p>
          </table:table-cell>
          <table:table-cell office:value-type="string" calcext:value-type="string">
            <text:p>Select from delimited list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string" calcext:value-type="string">
            <text:p>Ocultar elementos de menú deshabilitados</text:p>
          </table:table-cell>
          <table:table-cell office:value-type="string" calcext:value-type="string">
            <text:p>Hide disabled menu items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string" calcext:value-type="string">
            <text:p>Registro de documento</text:p>
          </table:table-cell>
          <table:table-cell office:value-type="string" calcext:value-type="string">
            <text:p>Document posting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string" calcext:value-type="string">
            <text:p>Vincular a vendedor</text:p>
          </table:table-cell>
          <table:table-cell office:value-type="string" calcext:value-type="string">
            <text:p>Link to salesperson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string" calcext:value-type="string">
            <text:p>Editar cantidad</text:p>
          </table:table-cell>
          <table:table-cell office:value-type="string" calcext:value-type="string">
            <text:p>Edit quantity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string" calcext:value-type="string">
            <text:p>Seleccionar nuevo directorio de empresa</text:p>
          </table:table-cell>
          <table:table-cell office:value-type="string" calcext:value-type="string">
            <text:p>Select new Set of Books directory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string" calcext:value-type="string">
            <text:p>Corrección de error conocido</text:p>
          </table:table-cell>
          <table:table-cell office:value-type="string" calcext:value-type="string">
            <text:p>Known bug fix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string" calcext:value-type="string">
            <text:p>Solo saldos iniciales</text:p>
          </table:table-cell>
          <table:table-cell office:value-type="string" calcext:value-type="string">
            <text:p>Opening balances only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string" calcext:value-type="string">
            <text:p>Mostrar presupuesto</text:p>
          </table:table-cell>
          <table:table-cell office:value-type="string" calcext:value-type="string">
            <text:p>Show budget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string" calcext:value-type="string">
            <text:p>Mostrar todos los artículos de stock</text:p>
          </table:table-cell>
          <table:table-cell office:value-type="string" calcext:value-type="string">
            <text:p>Show all stock items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string" calcext:value-type="string">
            <text:p>Añadir no registrado</text:p>
          </table:table-cell>
          <table:table-cell office:value-type="string" calcext:value-type="string">
            <text:p>Add unposted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string" calcext:value-type="string">
            <text:p>Presupuestos/Pedidos</text:p>
          </table:table-cell>
          <table:table-cell office:value-type="string" calcext:value-type="string">
            <text:p>Quotes / Orders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string" calcext:value-type="string">
            <text:p>Precio incluido</text:p>
          </table:table-cell>
          <table:table-cell office:value-type="string" calcext:value-type="string">
            <text:p>Price inclusive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string" calcext:value-type="string">
            <text:p>Mostrar conteo de stock cero</text:p>
          </table:table-cell>
          <table:table-cell office:value-type="string" calcext:value-type="string">
            <text:p>Show zero stock count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string" calcext:value-type="string">
            <text:p>Mostrar todos los vendedores</text:p>
          </table:table-cell>
          <table:table-cell office:value-type="string" calcext:value-type="string">
            <text:p>Show all salespersons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string" calcext:value-type="string">
            <text:p>Mostrar número de factura</text:p>
          </table:table-cell>
          <table:table-cell office:value-type="string" calcext:value-type="string">
            <text:p>Show invoice no.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string" calcext:value-type="string">
            <text:p>*Informe de cierre de caja</text:p>
          </table:table-cell>
          <table:table-cell office:value-type="string" calcext:value-type="string">
            <text:p>Cash-up report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string" calcext:value-type="string">
            <text:p>Informes de ventas</text:p>
          </table:table-cell>
          <table:table-cell office:value-type="string" calcext:value-type="string">
            <text:p>Sales report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string" calcext:value-type="string">
            <text:p>Marcos de impresión</text:p>
          </table:table-cell>
          <table:table-cell office:value-type="string" calcext:value-type="string">
            <text:p>Print frames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string" calcext:value-type="string">
            <text:p>Imprimir logo</text:p>
          </table:table-cell>
          <table:table-cell office:value-type="string" calcext:value-type="string">
            <text:p>Print logo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string" calcext:value-type="string">
            <text:p>No registrar documento</text:p>
          </table:table-cell>
          <table:table-cell office:value-type="string" calcext:value-type="string">
            <text:p>No document posting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string" calcext:value-type="string">
            <text:p>Limitación personalizada</text:p>
          </table:table-cell>
          <table:table-cell office:value-type="string" calcext:value-type="string">
            <text:p>Custom limitation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string" calcext:value-type="string">
            <text:p>Ocultar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string" calcext:value-type="string">
            <text:p>Deshabilitar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string" calcext:value-type="string">
            <text:p>Mostrar</text:p>
          </table:table-cell>
          <table:table-cell office:value-type="string" calcext:value-type="string">
            <text:p>Show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string" calcext:value-type="string">
            <text:p>Habilitar</text:p>
          </table:table-cell>
          <table:table-cell office:value-type="string" calcext:value-type="string">
            <text:p>Enable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string" calcext:value-type="string">
            <text:p>Replicación</text:p>
          </table:table-cell>
          <table:table-cell office:value-type="string" calcext:value-type="string">
            <text:p>Replication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string" calcext:value-type="string">
            <text:p>Lotes abiertos</text:p>
          </table:table-cell>
          <table:table-cell office:value-type="string" calcext:value-type="string">
            <text:p>Open batches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Solo carga</text:p>
          </table:table-cell>
          <table:table-cell office:value-type="string" calcext:value-type="string">
            <text:p>Upload on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0T04:24:09.796833300</meta:creation-date>
    <dc:date>2025-06-20T04:37:44.735667400</dc:date>
    <meta:editing-duration>PT13M35S</meta:editing-duration>
    <meta:editing-cycles>1</meta:editing-cycles>
    <meta:document-statistic meta:table-count="1" meta:cell-count="894" meta:object-count="0"/>
    <meta:generator>LibreOffice/25.2.4.3$Windows_X86_64 LibreOffice_project/33e196637044ead23f5c3226cde09b47731f7e27</meta:generator>
  </office:meta>
</office:document-meta>
</file>